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nherit" svg:font-family="inherit"/>
    <style:font-face style:name="ui-monospace" svg:font-family="ui-monospace, 'Cascadia Mono', 'Segoe UI Mono', 'Liberation Mono', Menlo, Monaco, Consolas, monospace"/>
    <style:font-face style:name="ui-monospace1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</style:style>
    <style:style style:name="P2" style:family="paragraph" style:parent-style-name="Preformatted_20_Text">
      <style:paragraph-properties fo:margin-top="0cm" fo:margin-bottom="0cm" loext:contextual-spacing="false" fo:line-height="130%" fo:text-align="start" style:justify-single-word="false" fo:orphans="2" fo:widows="2" fo:padding="0cm" fo:border="none"/>
    </style:style>
    <style:style style:name="P3" style:family="paragraph" style:parent-style-name="Standard">
      <style:text-properties officeooo:rsid="001428fa" officeooo:paragraph-rsid="00071082"/>
    </style:style>
    <style:style style:name="P4" style:family="paragraph" style:parent-style-name="Preformatted_20_Text" style:list-style-name="L1">
      <style:paragraph-properties style:line-height-at-least="0.564cm"/>
      <style:text-properties officeooo:rsid="0028b969" officeooo:paragraph-rsid="0008e852"/>
    </style:style>
    <style:style style:name="P5" style:family="paragraph" style:parent-style-name="Preformatted_20_Text" style:list-style-name="L1">
      <style:paragraph-properties style:line-height-at-least="0.564cm"/>
      <style:text-properties officeooo:rsid="0028b969" officeooo:paragraph-rsid="00071082"/>
    </style:style>
    <style:style style:name="P6" style:family="paragraph" style:parent-style-name="Standard" style:list-style-name="L1">
      <style:text-properties officeooo:paragraph-rsid="00071082"/>
    </style:style>
    <style:style style:name="P7" style:family="paragraph" style:parent-style-name="Standard" style:list-style-name="L1">
      <style:text-properties officeooo:rsid="001428fa" officeooo:paragraph-rsid="00071082"/>
    </style:style>
    <style:style style:name="P8" style:family="paragraph" style:parent-style-name="Table_20_Contents" style:list-style-name="L1">
      <style:paragraph-properties style:line-height-at-least="0.564cm"/>
      <style:text-properties style:font-name="ui-monospace1" fo:font-size="9.60000038146973pt" style:text-underline-style="none" officeooo:rsid="0014bb60" officeooo:paragraph-rsid="00071082"/>
    </style:style>
    <style:style style:name="P9" style:family="paragraph" style:parent-style-name="Table_20_Contents" style:list-style-name="L1">
      <style:paragraph-properties style:line-height-at-least="0.564cm"/>
      <style:text-properties officeooo:paragraph-rsid="00071082"/>
    </style:style>
    <style:style style:name="P10" style:family="paragraph" style:parent-style-name="Table_20_Contents" style:list-style-name="L1">
      <style:paragraph-properties style:line-height-at-least="0.564cm"/>
      <style:text-properties officeooo:paragraph-rsid="00194e15"/>
    </style:style>
    <style:style style:name="P11" style:family="paragraph" style:parent-style-name="Table_20_Contents" style:list-style-name="L1">
      <style:paragraph-properties style:line-height-at-least="0.564cm"/>
      <style:text-properties fo:font-style="italic" style:text-underline-style="solid" style:text-underline-width="auto" style:text-underline-color="font-color" fo:font-weight="bold" officeooo:paragraph-rsid="00071082" style:font-style-asian="italic" style:font-weight-asian="bold" style:font-style-complex="italic" style:font-weight-complex="bold"/>
    </style:style>
    <style:style style:name="P12" style:family="paragraph" style:parent-style-name="Table_20_Contents" style:list-style-name="L1">
      <style:paragraph-properties style:line-height-at-least="0.564cm"/>
      <style:text-properties fo:font-style="italic" style:text-underline-style="solid" style:text-underline-width="auto" style:text-underline-color="font-color" fo:font-weight="bold" officeooo:rsid="0016fea3" officeooo:paragraph-rsid="00071082" style:font-style-asian="italic" style:font-weight-asian="bold" style:font-style-complex="italic" style:font-weight-complex="bold"/>
    </style:style>
    <style:style style:name="P13" style:family="paragraph" style:parent-style-name="Table_20_Contents" style:list-style-name="L1">
      <style:paragraph-properties style:line-height-at-least="0.564cm"/>
      <style:text-properties fo:font-style="italic" style:text-underline-style="solid" style:text-underline-width="auto" style:text-underline-color="font-color" fo:font-weight="bold" officeooo:rsid="0026cf4c" officeooo:paragraph-rsid="00071082" style:font-style-asian="italic" style:font-weight-asian="bold" style:font-style-complex="italic" style:font-weight-complex="bold"/>
    </style:style>
    <style:style style:name="P14" style:family="paragraph" style:parent-style-name="Table_20_Contents" style:list-style-name="L1">
      <style:paragraph-properties style:line-height-at-least="0.564cm"/>
      <style:text-properties fo:font-style="italic" style:text-underline-style="solid" style:text-underline-width="auto" style:text-underline-color="font-color" fo:font-weight="bold" officeooo:rsid="000eb0c5" officeooo:paragraph-rsid="000eb0c5" style:font-style-asian="italic" style:font-weight-asian="bold" style:font-style-complex="italic" style:font-weight-complex="bold"/>
    </style:style>
    <style:style style:name="P15" style:family="paragraph" style:parent-style-name="Table_20_Contents" style:list-style-name="L1">
      <style:paragraph-properties style:line-height-at-least="0.564cm"/>
      <style:text-properties fo:font-style="italic" style:text-underline-style="solid" style:text-underline-width="auto" style:text-underline-color="font-color" fo:font-weight="bold" officeooo:rsid="0010e53d" officeooo:paragraph-rsid="0010e53d" style:font-style-asian="italic" style:font-weight-asian="bold" style:font-style-complex="italic" style:font-weight-complex="bold"/>
    </style:style>
    <style:style style:name="P16" style:family="paragraph" style:parent-style-name="Table_20_Contents" style:list-style-name="L1">
      <style:paragraph-properties style:line-height-at-least="0.564cm"/>
      <style:text-properties fo:font-style="italic" style:text-underline-style="solid" style:text-underline-width="auto" style:text-underline-color="font-color" fo:font-weight="bold" officeooo:rsid="001b265e" officeooo:paragraph-rsid="001b265e" style:font-style-asian="italic" style:font-weight-asian="bold" style:font-style-complex="italic" style:font-weight-complex="bold"/>
    </style:style>
    <style:style style:name="P17" style:family="paragraph" style:parent-style-name="Table_20_Contents" style:list-style-name="L1">
      <style:paragraph-properties style:line-height-at-least="0.564cm">
        <style:tab-stops>
          <style:tab-stop style:position="0.635cm"/>
        </style:tab-stops>
      </style:paragraph-properties>
      <style:text-properties fo:font-style="italic" style:text-underline-style="solid" style:text-underline-width="auto" style:text-underline-color="font-color" fo:font-weight="bold" officeooo:rsid="00223be7" officeooo:paragraph-rsid="00223be7" style:font-style-asian="italic" style:font-weight-asian="bold" style:font-style-complex="italic" style:font-weight-complex="bold"/>
    </style:style>
    <style:style style:name="P18" style:family="paragraph" style:parent-style-name="Table_20_Contents" style:list-style-name="L1">
      <style:paragraph-properties style:line-height-at-least="0.564cm">
        <style:tab-stops>
          <style:tab-stop style:position="0.635cm"/>
        </style:tab-stops>
      </style:paragraph-properties>
      <style:text-properties fo:font-style="italic" style:text-underline-style="solid" style:text-underline-width="auto" style:text-underline-color="font-color" fo:font-weight="bold" officeooo:rsid="002dec6c" officeooo:paragraph-rsid="002dec6c" style:font-style-asian="italic" style:font-weight-asian="bold" style:font-style-complex="italic" style:font-weight-complex="bold"/>
    </style:style>
    <style:style style:name="P19" style:family="paragraph" style:parent-style-name="Table_20_Contents" style:list-style-name="L1">
      <style:paragraph-properties style:line-height-at-least="0.564cm"/>
      <style:text-properties officeooo:rsid="0016fea3" officeooo:paragraph-rsid="00071082"/>
    </style:style>
    <style:style style:name="P20" style:family="paragraph" style:parent-style-name="Table_20_Contents" style:list-style-name="L1">
      <style:paragraph-properties style:line-height-at-least="0.564cm"/>
      <style:text-properties officeooo:rsid="001af1e1" officeooo:paragraph-rsid="001af1e1"/>
    </style:style>
    <style:style style:name="P21" style:family="paragraph" style:parent-style-name="Table_20_Contents" style:list-style-name="L1">
      <style:paragraph-properties style:line-height-at-least="0.564cm"/>
      <style:text-properties officeooo:rsid="0026bada" officeooo:paragraph-rsid="00071082"/>
    </style:style>
    <style:style style:name="P22" style:family="paragraph" style:parent-style-name="Table_20_Contents" style:list-style-name="L1">
      <style:paragraph-properties style:line-height-at-least="0.564cm"/>
      <style:text-properties officeooo:rsid="0026cf4c" officeooo:paragraph-rsid="00071082"/>
    </style:style>
    <style:style style:name="P23" style:family="paragraph" style:parent-style-name="Table_20_Contents" style:list-style-name="L1">
      <style:paragraph-properties style:line-height-at-least="0.564cm"/>
      <style:text-properties officeooo:rsid="0010e53d" officeooo:paragraph-rsid="0014fcc9"/>
    </style:style>
    <style:style style:name="P24" style:family="paragraph" style:parent-style-name="Table_20_Contents" style:list-style-name="L1">
      <style:paragraph-properties style:line-height-at-least="0.564cm">
        <style:tab-stops>
          <style:tab-stop style:position="0.635cm"/>
        </style:tab-stops>
      </style:paragraph-properties>
      <style:text-properties officeooo:rsid="0010e53d" officeooo:paragraph-rsid="0010e53d"/>
    </style:style>
    <style:style style:name="P25" style:family="paragraph" style:parent-style-name="Table_20_Contents" style:list-style-name="L1">
      <style:paragraph-properties style:line-height-at-least="0.564cm">
        <style:tab-stops>
          <style:tab-stop style:position="0.635cm"/>
        </style:tab-stops>
      </style:paragraph-properties>
      <style:text-properties officeooo:rsid="0028b969" officeooo:paragraph-rsid="000fcc14"/>
    </style:style>
    <style:style style:name="P26" style:family="paragraph" style:parent-style-name="Table_20_Contents" style:list-style-name="L1">
      <style:paragraph-properties style:line-height-at-least="0.564cm"/>
      <style:text-properties officeooo:rsid="0028b969" officeooo:paragraph-rsid="000fcc14"/>
    </style:style>
    <style:style style:name="P27" style:family="paragraph" style:parent-style-name="Table_20_Contents" style:list-style-name="L1">
      <style:paragraph-properties style:line-height-at-least="0.564cm">
        <style:tab-stops>
          <style:tab-stop style:position="0.635cm"/>
        </style:tab-stops>
      </style:paragraph-properties>
      <style:text-properties officeooo:rsid="001b265e" officeooo:paragraph-rsid="001c7ba0"/>
    </style:style>
    <style:style style:name="P28" style:family="paragraph" style:parent-style-name="Table_20_Contents" style:list-style-name="L1">
      <style:paragraph-properties style:line-height-at-least="0.564cm">
        <style:tab-stops>
          <style:tab-stop style:position="0.635cm"/>
        </style:tab-stops>
      </style:paragraph-properties>
      <style:text-properties officeooo:rsid="001e33ac" officeooo:paragraph-rsid="001e33ac"/>
    </style:style>
    <style:style style:name="P29" style:family="paragraph" style:parent-style-name="Table_20_Contents" style:list-style-name="L1">
      <style:paragraph-properties style:line-height-at-least="0.564cm">
        <style:tab-stops>
          <style:tab-stop style:position="0.635cm"/>
        </style:tab-stops>
      </style:paragraph-properties>
      <style:text-properties officeooo:rsid="001e665c" officeooo:paragraph-rsid="001e665c"/>
    </style:style>
    <style:style style:name="P30" style:family="paragraph" style:parent-style-name="Table_20_Contents" style:list-style-name="L1">
      <style:paragraph-properties style:line-height-at-least="0.564cm">
        <style:tab-stops>
          <style:tab-stop style:position="0.635cm"/>
        </style:tab-stops>
      </style:paragraph-properties>
      <style:text-properties officeooo:rsid="00223be7" officeooo:paragraph-rsid="00223be7"/>
    </style:style>
    <style:style style:name="P31" style:family="paragraph" style:parent-style-name="Table_20_Contents" style:list-style-name="L1">
      <style:paragraph-properties style:line-height-at-least="0.564cm"/>
      <style:text-properties fo:color="#c9211e" officeooo:rsid="0016fea3" officeooo:paragraph-rsid="00071082"/>
    </style:style>
    <style:style style:name="P32" style:family="paragraph" style:parent-style-name="Table_20_Contents" style:list-style-name="L1">
      <style:paragraph-properties style:line-height-at-least="0.564cm"/>
      <style:text-properties fo:color="#c9211e" officeooo:paragraph-rsid="00071082"/>
    </style:style>
    <style:style style:name="P33" style:family="paragraph" style:parent-style-name="Table_20_Contents" style:list-style-name="L1">
      <style:paragraph-properties style:line-height-at-least="0.564cm"/>
      <style:text-properties fo:color="#c9211e" officeooo:rsid="0017c1f4" officeooo:paragraph-rsid="0017c1f4"/>
    </style:style>
    <style:style style:name="P34" style:family="paragraph" style:parent-style-name="Table_20_Contents" style:list-style-name="L1">
      <style:paragraph-properties style:line-height-at-least="0.564cm">
        <style:tab-stops>
          <style:tab-stop style:position="0.635cm"/>
        </style:tab-stops>
      </style:paragraph-properties>
      <style:text-properties officeooo:rsid="002d8f90" officeooo:paragraph-rsid="002d8f9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4bb60"/>
    </style:style>
    <style:style style:name="T4" style:family="text">
      <style:text-properties officeooo:rsid="0015bf96"/>
    </style:style>
    <style:style style:name="T5" style:family="text">
      <style:text-properties officeooo:rsid="001d22c2"/>
    </style:style>
    <style:style style:name="T6" style:family="text">
      <style:text-properties officeooo:rsid="0018e342"/>
    </style:style>
    <style:style style:name="T7" style:family="text">
      <style:text-properties officeooo:rsid="0016fea3"/>
    </style:style>
    <style:style style:name="T8" style:family="text">
      <style:text-properties officeooo:rsid="001c2873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25a161"/>
    </style:style>
    <style:style style:name="T15" style:family="text">
      <style:text-properties fo:font-variant="normal" fo:text-transform="none" fo:color="#202124" style:font-name="Liberation Serif" fo:font-size="12pt" fo:letter-spacing="normal" fo:font-style="normal" fo:font-weight="normal"/>
    </style:style>
    <style:style style:name="T16" style:family="text">
      <style:text-properties fo:font-variant="normal" fo:text-transform="none" style:font-name="inherit" fo:font-size="9.75pt" fo:letter-spacing="normal" fo:font-style="normal" fo:font-weight="normal" officeooo:rsid="0026cf4c" fo:background-color="transparent" loext:char-shading-value="0" loext:padding="0cm" loext:border="none"/>
    </style:style>
    <style:style style:name="T17" style:family="text">
      <style:text-properties fo:font-variant="normal" fo:text-transform="none" style:font-name="inherit" fo:font-size="9.75pt" fo:letter-spacing="normal" fo:font-style="italic" style:text-underline-style="solid" style:text-underline-width="auto" style:text-underline-color="font-color" fo:font-weight="bold" officeooo:rsid="0026cf4c" fo:background-color="transparent" loext:char-shading-value="0" style:font-style-asian="italic" style:font-weight-asian="bold" style:font-style-complex="italic" style:font-weight-complex="bold" loext:padding="0cm" loext:border="none"/>
    </style:style>
    <style:style style:name="T18" style:family="text">
      <style:text-properties fo:font-variant="normal" fo:text-transform="none" fo:letter-spacing="normal" officeooo:rsid="0026cf4c" fo:background-color="transparent" loext:char-shading-value="0" loext:padding="0cm" loext:border="none"/>
    </style:style>
    <style:style style:name="T19" style:family="text">
      <style:text-properties fo:font-variant="normal" fo:text-transform="none" style:font-name="Liberation Serif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0" style:family="text">
      <style:text-properties fo:font-variant="normal" fo:text-transform="none" style:font-name="Liberation Serif" fo:font-size="12pt" fo:letter-spacing="normal" fo:font-style="normal" fo:font-weight="normal" officeooo:rsid="00194e15" fo:background-color="transparent" loext:char-shading-value="0" style:font-size-asian="12pt" style:font-size-complex="12pt" loext:padding="0cm" loext:border="none"/>
    </style:style>
    <style:style style:name="T21" style:family="text">
      <style:text-properties officeooo:rsid="0027e07c"/>
    </style:style>
    <style:style style:name="T22" style:family="text">
      <style:text-properties officeooo:rsid="000eb0c5"/>
    </style:style>
    <style:style style:name="T23" style:family="text">
      <style:text-properties officeooo:rsid="000fcc14"/>
    </style:style>
    <style:style style:name="T24" style:family="text">
      <style:text-properties officeooo:rsid="00114210"/>
    </style:style>
    <style:style style:name="T25" style:family="text">
      <style:text-properties officeooo:rsid="001345f5"/>
    </style:style>
    <style:style style:name="T26" style:family="text">
      <style:text-properties officeooo:rsid="00161702"/>
    </style:style>
    <style:style style:name="T27" style:family="text">
      <style:text-properties officeooo:rsid="0017c1f4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187d84" style:font-style-asian="normal" style:font-style-complex="normal"/>
    </style:style>
    <style:style style:name="T30" style:family="text">
      <style:text-properties officeooo:rsid="00194e15"/>
    </style:style>
    <style:style style:name="T31" style:family="text">
      <style:text-properties style:font-name="Liberation Serif" fo:font-size="12pt" officeooo:rsid="00194e15" style:font-size-asian="12pt" style:font-size-complex="12pt"/>
    </style:style>
    <style:style style:name="T32" style:family="text">
      <style:text-properties officeooo:rsid="001c7ba0"/>
    </style:style>
    <style:style style:name="T33" style:family="text">
      <style:text-properties officeooo:rsid="001d291b"/>
    </style:style>
    <style:style style:name="T34" style:family="text">
      <style:text-properties officeooo:rsid="002d8f9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DB Commands </text:p>
      <text:p text:style-name="P3"/>
      <text:list xml:id="list401879265" text:style-name="L1">
        <text:list-item>
          <text:p text:style-name="P7">adb devices</text:p>
        </text:list-item>
        <text:list-item>
          <text:p text:style-name="P7">adb shell</text:p>
        </text:list-item>
        <text:list-item>
          <text:p text:style-name="P7">adb shell logcat</text:p>
        </text:list-item>
        <text:list-item>
          <text:p text:style-name="P7">adb <text:span text:style-name="T25">shell </text:span>ls -a -l -t -r</text:p>
        </text:list-item>
        <text:list-item>
          <text:p text:style-name="P6">adb push /home/invlko-014/Documents/trnf.odt <text:span text:style-name="T1">/storage/self/primary/Mob</text:span><text:span text:style-name="T2"> // </text:span><text:span text:style-name="T3">adb push source destination , to transfer a file from computer to device</text:span></text:p>
        </text:list-item>
        <text:list-item>
          <text:p text:style-name="P8">adb usb</text:p>
        </text:list-item>
        <text:list-item>
          <text:p text:style-name="P8">adb devices //show devices attached</text:p>
        </text:list-item>
        <text:list-item>
          <text:p text:style-name="P8">adb devices -l //devices (product/model)</text:p>
        </text:list-item>
        <text:list-item>
          <text:p text:style-name="P9">adb shell getprop ro.build.version.release // <text:span text:style-name="T4">get android version of device</text:span></text:p>
          <text:p text:style-name="P11">LogCat</text:p>
        </text:list-item>
        <text:list-item>
          <text:p text:style-name="P9">adb logcat</text:p>
        </text:list-item>
        <text:list-item>
          <text:p text:style-name="P9">adb logcat -c // clear // The parameter -c will clear the current logs on the device.</text:p>
        </text:list-item>
        <text:list-item>
          <text:p text:style-name="P9">adb logcat -d &gt; [path_to_file] // Save the logcat output to a file on the local system.</text:p>
        </text:list-item>
        <text:list-item>
          <text:p text:style-name="P9">adb bugreport &gt; [path_to_file] // Will dump the whole device information like dumpstate, dumpsys and logcat output.</text:p>
          <text:p text:style-name="P11">Files</text:p>
        </text:list-item>
        <text:list-item>
          <text:p text:style-name="P9">adb push [source] [destination] <text:s text:c="3"/>// Copy files from your computer to your phone.</text:p>
        </text:list-item>
        <text:list-item>
          <text:p text:style-name="P9">adb pull [device file location] [local file location] // Copy files from your phone to your computer.</text:p>
          <text:p text:style-name="P12">// Emulate device</text:p>
        </text:list-item>
        <text:list-item>
          <text:p text:style-name="P19">adb shell wm size 2048x1536</text:p>
        </text:list-item>
        <text:list-item>
          <text:p text:style-name="P19">adb shell wm density 288</text:p>
          <text:p text:style-name="P12">// And reset to default</text:p>
        </text:list-item>
        <text:list-item>
          <text:p text:style-name="P19">adb shell wm size reset // <text:span text:style-name="T5">resize screen</text:span></text:p>
        </text:list-item>
        <text:list-item>
          <text:p text:style-name="P19">adb shell wm density reset //<text:span text:style-name="T5">resize text size or density of screen</text:span></text:p>
        </text:list-item>
        <text:list-item>
          <text:p text:style-name="P31">adb shell input text “Wow, it so cool feature” // <text:span text:style-name="T6">to give input to device</text:span></text:p>
        </text:list-item>
        <text:list-item>
          <text:p text:style-name="P32"><text:span text:style-name="T7">adb shell screencap -p /</text:span><text:span text:style-name="T6">storage/self/primary</text:span><text:span text:style-name="T7">/screenshot.png</text:span><text:span text:style-name="T27">\</text:span></text:p>
        </text:list-item>
        <text:list-item>
          <text:p text:style-name="P33">adb shell screenrecord --time-limit=120 /<text:span text:style-name="T13">storage/</text:span><text:span text:style-name="T28">self/primary/Test/demo.mp4 </text:span><text:span text:style-name="T29">//time limit is optional</text:span></text:p>
        </text:list-item>
        <text:list-item>
          <text:p text:style-name="P9">adb pull /storage/self/primary/Mob/test1.png // <text:span text:style-name="T8">transfer file fron given path to current directory</text:span></text:p>
          <text:p text:style-name="P11">Print text</text:p>
        </text:list-item>
        <text:list-item>
          <text:p text:style-name="P9">adb shell input text 'Wow, it so cool feature'</text:p>
          <text:p text:style-name="P11">Key event</text:p>
        </text:list-item>
        <text:list-item>
          <text:p text:style-name="P9">adb shell input keyevent 3 // Home btn</text:p>
        </text:list-item>
        <text:list-item>
          <text:p text:style-name="P9">adb shell input keyevent 4 // Back btn</text:p>
        </text:list-item>
        <text:list-item>
          <text:p text:style-name="P9">adb shell input keyevent 5 // Call</text:p>
        </text:list-item>
        <text:list-item>
          <text:p text:style-name="P9">adb shell input keyevent 6 // End call</text:p>
        </text:list-item>
        <text:list-item>
          <text:p text:style-name="P9">adb shell input keyevent 26 <text:s/>// Turn Android device ON and OFF. It will toggle device to on/off status.</text:p>
        </text:list-item>
        <text:list-item>
          <text:p text:style-name="P9">adb shell input keyevent 27 // Camera</text:p>
        </text:list-item>
        <text:list-item>
          <text:p text:style-name="P9">adb shell input keyevent 64 // Open browser</text:p>
        </text:list-item>
        <text:list-item>
          <text:p text:style-name="P9">adb shell input keyevent 66 // Enter</text:p>
        </text:list-item>
        <text:list-item>
          <text:p text:style-name="P9"><text:soft-page-break/>adb shell input keyevent 67 // Delete (backspace)</text:p>
        </text:list-item>
        <text:list-item>
          <text:p text:style-name="P9">adb shell input keyevent 207 // Contacts</text:p>
        </text:list-item>
        <text:list-item>
          <text:p text:style-name="P9">adb shell input keyevent 220 / 221 // Brightness down/up</text:p>
        </text:list-item>
        <text:list-item>
          <text:p text:style-name="P9">adb shell input keyevent 277 / 278 /279 // Cut/Copy/Paste</text:p>
          <text:p text:style-name="P9"><text:s/></text:p>
        </text:list-item>
        <text:list-item>
          <text:p text:style-name="P9">0 --&gt; <text:s/>"KEYCODE_0" </text:p>
        </text:list-item>
        <text:list-item>
          <text:p text:style-name="P9">1 --&gt; <text:s/>"KEYCODE_SOFT_LEFT" </text:p>
        </text:list-item>
        <text:list-item>
          <text:p text:style-name="P9">2 --&gt; <text:s/>"KEYCODE_SOFT_RIGHT" </text:p>
        </text:list-item>
        <text:list-item>
          <text:p text:style-name="P9">3 --&gt; <text:s/>"KEYCODE_HOME" </text:p>
        </text:list-item>
        <text:list-item>
          <text:p text:style-name="P9">4 --&gt; <text:s/>"KEYCODE_BACK" </text:p>
        </text:list-item>
        <text:list-item>
          <text:p text:style-name="P9">5 --&gt; <text:s/>"KEYCODE_CALL" </text:p>
        </text:list-item>
        <text:list-item>
          <text:p text:style-name="P9">6 --&gt; <text:s/>"KEYCODE_ENDCALL" </text:p>
        </text:list-item>
        <text:list-item>
          <text:p text:style-name="P9">7 --&gt; <text:s/>"KEYCODE_0" </text:p>
        </text:list-item>
        <text:list-item>
          <text:p text:style-name="P9">8 --&gt; <text:s/>"KEYCODE_1" </text:p>
        </text:list-item>
        <text:list-item>
          <text:p text:style-name="P9">9 --&gt; <text:s/>"KEYCODE_2" </text:p>
        </text:list-item>
        <text:list-item>
          <text:p text:style-name="P9">10 --&gt; <text:s/>"KEYCODE_3" </text:p>
        </text:list-item>
        <text:list-item>
          <text:p text:style-name="P9">11 --&gt; <text:s/>"KEYCODE_4" </text:p>
        </text:list-item>
        <text:list-item>
          <text:p text:style-name="P9">12 --&gt; <text:s/>"KEYCODE_5" </text:p>
        </text:list-item>
        <text:list-item>
          <text:p text:style-name="P9">13 --&gt; <text:s/>"KEYCODE_6" </text:p>
        </text:list-item>
        <text:list-item>
          <text:p text:style-name="P9">14 --&gt; <text:s/>"KEYCODE_7" </text:p>
        </text:list-item>
        <text:list-item>
          <text:p text:style-name="P9">15 --&gt; <text:s/>"KEYCODE_8" </text:p>
        </text:list-item>
        <text:list-item>
          <text:p text:style-name="P9">16 --&gt; <text:s/>"KEYCODE_9" </text:p>
        </text:list-item>
        <text:list-item>
          <text:p text:style-name="P9">17 --&gt; <text:s/>"KEYCODE_STAR" </text:p>
        </text:list-item>
        <text:list-item>
          <text:p text:style-name="P9">18 --&gt; <text:s/>"KEYCODE_POUND" </text:p>
        </text:list-item>
        <text:list-item>
          <text:p text:style-name="P9">19 --&gt; <text:s/>"KEYCODE_DPAD_UP" </text:p>
        </text:list-item>
        <text:list-item>
          <text:p text:style-name="P9">20 --&gt; <text:s/>"KEYCODE_DPAD_DOWN" </text:p>
        </text:list-item>
        <text:list-item>
          <text:p text:style-name="P9">21 --&gt; <text:s/>"KEYCODE_DPAD_LEFT" </text:p>
        </text:list-item>
        <text:list-item>
          <text:p text:style-name="P9">22 --&gt; <text:s/>"KEYCODE_DPAD_RIGHT" </text:p>
        </text:list-item>
        <text:list-item>
          <text:p text:style-name="P9">23 --&gt; <text:s/>"KEYCODE_DPAD_CENTER" </text:p>
        </text:list-item>
        <text:list-item>
          <text:p text:style-name="P9">24 --&gt; <text:s/>"KEYCODE_VOLUME_UP" </text:p>
        </text:list-item>
        <text:list-item>
          <text:p text:style-name="P9">25 --&gt; <text:s/>"KEYCODE_VOLUME_DOWN" </text:p>
        </text:list-item>
        <text:list-item>
          <text:p text:style-name="P9">26 --&gt; <text:s/>"KEYCODE_POWER" </text:p>
        </text:list-item>
        <text:list-item>
          <text:p text:style-name="P9">27 --&gt; <text:s/>"KEYCODE_CAMERA" </text:p>
        </text:list-item>
        <text:list-item>
          <text:p text:style-name="P9">28 --&gt; <text:s/>"KEYCODE_CLEAR" </text:p>
        </text:list-item>
        <text:list-item>
          <text:p text:style-name="P9">29 --&gt; <text:s/>"KEYCODE_A" </text:p>
        </text:list-item>
        <text:list-item>
          <text:p text:style-name="P9">30 --&gt; <text:s/>"KEYCODE_B" </text:p>
        </text:list-item>
        <text:list-item>
          <text:p text:style-name="P9">31 --&gt; <text:s/>"KEYCODE_C" </text:p>
        </text:list-item>
        <text:list-item>
          <text:p text:style-name="P9">32 --&gt; <text:s/>"KEYCODE_D" </text:p>
        </text:list-item>
        <text:list-item>
          <text:p text:style-name="P9">33 --&gt; <text:s/>"KEYCODE_E" </text:p>
        </text:list-item>
        <text:list-item>
          <text:p text:style-name="P9">34 --&gt; <text:s/>"KEYCODE_F" </text:p>
        </text:list-item>
        <text:list-item>
          <text:p text:style-name="P9">35 --&gt; <text:s/>"KEYCODE_G" </text:p>
        </text:list-item>
        <text:list-item>
          <text:p text:style-name="P9">36 --&gt; <text:s/>"KEYCODE_H" </text:p>
        </text:list-item>
        <text:list-item>
          <text:p text:style-name="P9">37 --&gt; <text:s/>"KEYCODE_I" </text:p>
        </text:list-item>
        <text:list-item>
          <text:p text:style-name="P9">38 --&gt; <text:s/>"KEYCODE_J" </text:p>
        </text:list-item>
        <text:list-item>
          <text:p text:style-name="P9">39 --&gt; <text:s/>"KEYCODE_K" </text:p>
        </text:list-item>
        <text:list-item>
          <text:p text:style-name="P9"><text:soft-page-break/>40 --&gt; <text:s/>"KEYCODE_L" </text:p>
        </text:list-item>
        <text:list-item>
          <text:p text:style-name="P9">41 --&gt; <text:s/>"KEYCODE_M" </text:p>
        </text:list-item>
        <text:list-item>
          <text:p text:style-name="P9">42 --&gt; <text:s/>"KEYCODE_N" </text:p>
        </text:list-item>
        <text:list-item>
          <text:p text:style-name="P9">43 --&gt; <text:s/>"KEYCODE_O" </text:p>
        </text:list-item>
        <text:list-item>
          <text:p text:style-name="P9">44 --&gt; <text:s/>"KEYCODE_P" </text:p>
        </text:list-item>
        <text:list-item>
          <text:p text:style-name="P9">45 --&gt; <text:s/>"KEYCODE_Q" </text:p>
        </text:list-item>
        <text:list-item>
          <text:p text:style-name="P9">46 --&gt; <text:s/>"KEYCODE_R" </text:p>
        </text:list-item>
        <text:list-item>
          <text:p text:style-name="P9">47 --&gt; <text:s/>"KEYCODE_S" </text:p>
        </text:list-item>
        <text:list-item>
          <text:p text:style-name="P9">48 --&gt; <text:s/>"KEYCODE_T" </text:p>
        </text:list-item>
        <text:list-item>
          <text:p text:style-name="P9">49 --&gt; <text:s/>"KEYCODE_U" </text:p>
        </text:list-item>
        <text:list-item>
          <text:p text:style-name="P9">50 --&gt; <text:s/>"KEYCODE_V" </text:p>
        </text:list-item>
        <text:list-item>
          <text:p text:style-name="P9">51 --&gt; <text:s/>"KEYCODE_W" </text:p>
        </text:list-item>
        <text:list-item>
          <text:p text:style-name="P9">52 --&gt; <text:s/>"KEYCODE_X" </text:p>
        </text:list-item>
        <text:list-item>
          <text:p text:style-name="P9">53 --&gt; <text:s/>"KEYCODE_Y" </text:p>
        </text:list-item>
        <text:list-item>
          <text:p text:style-name="P9">54 --&gt; <text:s/>"KEYCODE_Z" </text:p>
        </text:list-item>
        <text:list-item>
          <text:p text:style-name="P9">55 --&gt; <text:s/>"KEYCODE_COMMA" </text:p>
        </text:list-item>
        <text:list-item>
          <text:p text:style-name="P9">56 --&gt; <text:s/>"KEYCODE_PERIOD" </text:p>
        </text:list-item>
        <text:list-item>
          <text:p text:style-name="P9">57 --&gt; <text:s/>"KEYCODE_ALT_LEFT" </text:p>
        </text:list-item>
        <text:list-item>
          <text:p text:style-name="P9">58 --&gt; <text:s/>"KEYCODE_ALT_RIGHT" </text:p>
        </text:list-item>
        <text:list-item>
          <text:p text:style-name="P9">59 --&gt; <text:s/>"KEYCODE_SHIFT_LEFT" </text:p>
        </text:list-item>
        <text:list-item>
          <text:p text:style-name="P9">60 --&gt; <text:s/>"KEYCODE_SHIFT_RIGHT" </text:p>
        </text:list-item>
        <text:list-item>
          <text:p text:style-name="P9"><text:s text:c="11"/>61 --&gt; <text:s/>"KEYCODE_TAB" </text:p>
        </text:list-item>
        <text:list-item>
          <text:p text:style-name="P9"><text:s text:c="12"/>62 --&gt; <text:s/>"KEYCODE_SPACE" </text:p>
        </text:list-item>
        <text:list-item>
          <text:p text:style-name="P9">63 --&gt; <text:s/>"KEYCODE_SYM" </text:p>
        </text:list-item>
        <text:list-item>
          <text:p text:style-name="P9">64 --&gt; <text:s/>"KEYCODE_EXPLORER" </text:p>
        </text:list-item>
        <text:list-item>
          <text:p text:style-name="P9">65 --&gt; <text:s/>"KEYCODE_ENVELOPE" </text:p>
        </text:list-item>
        <text:list-item>
          <text:p text:style-name="P9">66 --&gt; <text:s/>"KEYCODE_ENTER" </text:p>
        </text:list-item>
        <text:list-item>
          <text:p text:style-name="P9">67 --&gt; <text:s/>"KEYCODE_DEL" </text:p>
        </text:list-item>
        <text:list-item>
          <text:p text:style-name="P9">68 --&gt; <text:s/>"KEYCODE_GRAVE" </text:p>
        </text:list-item>
        <text:list-item>
          <text:p text:style-name="P9">69 --&gt; <text:s/>"KEYCODE_MINUS" </text:p>
        </text:list-item>
        <text:list-item>
          <text:p text:style-name="P9">70 --&gt; <text:s/>"KEYCODE_EQUALS" </text:p>
        </text:list-item>
        <text:list-item>
          <text:p text:style-name="P9">71 --&gt; <text:s/>"KEYCODE_LEFT_BRACKET" </text:p>
        </text:list-item>
        <text:list-item>
          <text:p text:style-name="P9">72 --&gt; <text:s/>"KEYCODE_RIGHT_BRACKET" </text:p>
        </text:list-item>
        <text:list-item>
          <text:p text:style-name="P9">73 --&gt; <text:s/>"KEYCODE_BACKSLASH" </text:p>
        </text:list-item>
        <text:list-item>
          <text:p text:style-name="P9">74 --&gt; <text:s/>"KEYCODE_SEMICOLON" </text:p>
        </text:list-item>
        <text:list-item>
          <text:p text:style-name="P9">75 --&gt; <text:s/>"KEYCODE_APOSTROPHE" </text:p>
        </text:list-item>
        <text:list-item>
          <text:p text:style-name="P9">76 --&gt; <text:s/>"KEYCODE_SLASH" </text:p>
        </text:list-item>
        <text:list-item>
          <text:p text:style-name="P9">77 --&gt; <text:s/>"KEYCODE_AT" </text:p>
        </text:list-item>
        <text:list-item>
          <text:p text:style-name="P9">78 --&gt; <text:s/>"KEYCODE_NUM" </text:p>
        </text:list-item>
        <text:list-item>
          <text:p text:style-name="P9">79 --&gt; <text:s/>"KEYCODE_HEADSETHOOK" </text:p>
        </text:list-item>
        <text:list-item>
          <text:p text:style-name="P9">80 --&gt; <text:s/>"KEYCODE_FOCUS" </text:p>
        </text:list-item>
        <text:list-item>
          <text:p text:style-name="P9">81 --&gt; <text:s/>"KEYCODE_PLUS" </text:p>
        </text:list-item>
        <text:list-item>
          <text:p text:style-name="P9">82 --&gt; <text:s/>"KEYCODE_MENU" </text:p>
        </text:list-item>
        <text:list-item>
          <text:p text:style-name="P9">83 --&gt; <text:s/>"KEYCODE_NOTIFICATION" </text:p>
        </text:list-item>
        <text:list-item>
          <text:p text:style-name="P9">84 --&gt; <text:s/>"KEYCODE_SEARCH" </text:p>
        </text:list-item>
        <text:list-item>
          <text:p text:style-name="P9"><text:soft-page-break/>85 --&gt; <text:s/>"KEYCODE_MEDIA_PLAY_PAUSE"</text:p>
        </text:list-item>
        <text:list-item>
          <text:p text:style-name="P9">86 --&gt; <text:s/>"KEYCODE_MEDIA_STOP"</text:p>
        </text:list-item>
        <text:list-item>
          <text:p text:style-name="P9">87 --&gt; <text:s/>"KEYCODE_MEDIA_NEXT"</text:p>
        </text:list-item>
        <text:list-item>
          <text:p text:style-name="P9">88 --&gt; <text:s/>"KEYCODE_MEDIA_PREVIOUS"</text:p>
        </text:list-item>
        <text:list-item>
          <text:p text:style-name="P9">89 --&gt; <text:s/>"KEYCODE_MEDIA_REWIND"</text:p>
        </text:list-item>
        <text:list-item>
          <text:p text:style-name="P9">90 --&gt; <text:s/>"KEYCODE_MEDIA_FAST_FORWARD"</text:p>
        </text:list-item>
        <text:list-item>
          <text:p text:style-name="P9">91 --&gt; <text:s/>"KEYCODE_MUTE"</text:p>
        </text:list-item>
        <text:list-item>
          <text:p text:style-name="P9">92 --&gt; <text:s/>"KEYCODE_PAGE_UP"</text:p>
        </text:list-item>
        <text:list-item>
          <text:p text:style-name="P9">93 --&gt; <text:s/>"KEYCODE_PAGE_DOWN"</text:p>
        </text:list-item>
        <text:list-item>
          <text:p text:style-name="P9">94 --&gt; <text:s/>"KEYCODE_PICTSYMBOLS"</text:p>
          <text:p text:style-name="P9">...</text:p>
        </text:list-item>
        <text:list-item>
          <text:p text:style-name="P20">120--&gt; <text:s/>For Screen Shot</text:p>
        </text:list-item>
        <text:list-item>
          <text:p text:style-name="P9">122 --&gt; <text:s/>"KEYCODE_MOVE_HOME"</text:p>
        </text:list-item>
        <text:list-item>
          <text:p text:style-name="P9">123 --&gt; <text:s/>"KEYCODE_MOVE_END"</text:p>
        </text:list-item>
        <text:list-item>
          <text:p text:style-name="P10"><text:span text:style-name="T30"><text:s/></text:span><text:span text:style-name="T31">“</text:span><text:span text:style-name="Source_20_Text"><text:span text:style-name="T19">KEYCODE_APP_SWITCH” <text:s/></text:span></text:span><text:span text:style-name="Source_20_Text"><text:span text:style-name="T20">for recent apps</text:span></text:span></text:p>
          <text:p text:style-name="P9">// <text:a xlink:type="simple" xlink:href="https://developer.android.com/reference/android/view/KeyEvent.html" text:style-name="Internet_20_link" text:visited-style-name="Visited_20_Internet_20_Link">https://developer.android.com/reference/android/view/KeyEvent.html</text:a></text:p>
          <text:p text:style-name="P9">In this we can use both keyevent number also keyevent <text:span text:style-name="T9">text </text:span><text:span text:style-name="T10">eg. “</text:span><text:span text:style-name="T11">Adb shell input keyevent KEYCODE_MEDIA_STOP</text:span><text:span text:style-name="T12">”</text:span></text:p>
          <text:p text:style-name="P11">Package info</text:p>
        </text:list-item>
        <text:list-item>
          <text:p text:style-name="P9">adb shell <text:span text:style-name="T14">pm </text:span>list packages (list package names)</text:p>
        </text:list-item>
        <text:list-item>
          <text:p text:style-name="P9">adb shell <text:span text:style-name="T14">pm </text:span>list packages -r (list package name + path to apks)</text:p>
        </text:list-item>
        <text:list-item>
          <text:p text:style-name="P9">adb shell <text:span text:style-name="T14">pm </text:span>list packages -3 (list third party package names)</text:p>
        </text:list-item>
        <text:list-item>
          <text:p text:style-name="P9">adb shell <text:span text:style-name="T14">pm </text:span>list packages -s (list only system packages)</text:p>
        </text:list-item>
        <text:list-item>
          <text:p text:style-name="P9">adb shell <text:span text:style-name="T14">pm </text:span>list packages -u (list package names + uninstalled)</text:p>
        </text:list-item>
        <text:list-item>
          <text:p text:style-name="P9">adb shell dumpsys package packages (list info on all apps)</text:p>
        </text:list-item>
        <text:list-item>
          <text:p text:style-name="P9">adb shell dump &lt;name&gt; (list info on one package)</text:p>
        </text:list-item>
        <text:list-item>
          <text:p text:style-name="P9">adb shell path &lt;package&gt; (path to the apk file)</text:p>
        </text:list-item>
        <text:list-item>
          <text:p text:style-name="P21">adb shell dumpsys -l <text:s/>//Currently running services</text:p>
        </text:list-item>
        <text:list-item>
          <text:p text:style-name="P22">adb shell <text:span text:style-name="T26">d</text:span>umpsys input <text:s/>//<text:span text:style-name="T15">provides system data for input components, such as touchscreens or built-in keyboards</text:span></text:p>
          <text:p text:style-name="P13">Configure Settings Commands</text:p>
        </text:list-item>
        <text:list-item>
          <text:p text:style-name="P22">adb shell dumpsys battery set level &lt;n&gt; (change the level from 0 to 100)</text:p>
        </text:list-item>
        <text:list-item>
          <text:p text:style-name="P22">adb shell dumpsys battery set status&lt;n&gt; (change the level to unknown, charging, discharging, not charging or full)</text:p>
        </text:list-item>
        <text:list-item>
          <text:p text:style-name="P22">adb shell dumpsys battery reset (reset the battery)</text:p>
        </text:list-item>
        <text:list-item>
          <text:p text:style-name="P22">adb shell dumpsys battery set usb &lt;n&gt; (change the status of USB connection. ON or OFF)</text:p>
        </text:list-item>
        <text:list-item>
          <text:p text:style-name="P23">adb shell dumpsys battery</text:p>
        </text:list-item>
        <text:list-item>
          <text:p text:style-name="P22">adb shell wm size WxH (sets the resolution to WxH) // <text:span text:style-name="T21">OnePlus 6 WxH= </text:span></text:p>
          <text:p text:style-name="P4"><text:span text:style-name="Source_20_Text"><text:span text:style-name="T17">Change Wallpaper</text:span></text:span></text:p>
        </text:list-item>
        <text:list-item>
          <text:p text:style-name="P5"><text:span text:style-name="Source_20_Text"><text:span text:style-name="T16">adb shell am start \</text:span></text:span></text:p>
        </text:list-item>
      </text:list>
      <text:p text:style-name="P2"><text:span text:style-name="Source_20_Text"><text:span text:style-name="T18"><text:s text:c="4"/><text:tab/><text:tab/><text:tab/></text:span></text:span><text:span text:style-name="Source_20_Text"><text:span text:style-name="T16">-a android.intent.action.ATTACH_DATA \</text:span></text:span></text:p>
      <text:p text:style-name="P2"><text:span text:style-name="Source_20_Text"><text:span text:style-name="T18"><text:s text:c="4"/><text:tab/><text:tab/><text:tab/></text:span></text:span><text:span text:style-name="Source_20_Text"><text:span text:style-name="T16">-c android.intent.category.DEFAULT \</text:span></text:span></text:p>
      <text:p text:style-name="P1"><text:span text:style-name="Source_20_Text"><text:span text:style-name="T18"><text:s text:c="4"/><text:tab/><text:tab/><text:tab/></text:span></text:span><text:span text:style-name="Source_20_Text"><text:span text:style-name="T16">-d file:///path/to/my/image/on/device.jpg \</text:span></text:span></text:p>
      <text:p text:style-name="P1"><text:span text:style-name="Source_20_Text"><text:span text:style-name="T18"><text:s text:c="4"/><text:tab/><text:tab/><text:tab/></text:span></text:span><text:span text:style-name="Source_20_Text"><text:span text:style-name="T16">-t 'image/*' \</text:span></text:span></text:p>
      <text:p text:style-name="P1"><text:soft-page-break/><text:span text:style-name="Source_20_Text"><text:span text:style-name="T18"><text:s text:c="4"/><text:tab/><text:tab/><text:tab/></text:span></text:span><text:span text:style-name="Source_20_Text"><text:span text:style-name="T16">-e mimeType 'image/*'</text:span></text:span></text:p>
      <text:list xml:id="list144627905929864" text:continue-numbering="true" text:style-name="L1">
        <text:list-header>
          <text:p text:style-name="P14">Open Gallery</text:p>
        </text:list-header>
        <text:list-item>
          <text:p text:style-name="P25"><text:span text:style-name="T22">a</text:span>db shell am start -a android.intent.action.VIEW <text:span text:style-name="T23">\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6">-t image/*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26"/>
          <text:p text:style-name="P15">Bug Report</text:p>
        </text:list-item>
        <text:list-item>
          <text:p text:style-name="P24">adb bugreport // <text:span text:style-name="T24">then pull command to extract that bug report from your device</text:span></text:p>
          <text:p text:style-name="P16">Swipe and Tap Operation</text:p>
        </text:list-item>
        <text:list-item>
          <text:p text:style-name="P27">adb shell input swipe 200 200 -300 -300 // to swipe screen <text:span text:style-name="T32">to swipe recent app (to close that app), first use adb shell input keyevent KEYCODE_APP_SWITCH, </text:span><text:span text:style-name="T33">also to open all apps by swipe up</text:span></text:p>
        </text:list-item>
        <text:list-item>
          <text:p text:style-name="P27">adb shell input tap 200 200 <text:s/>// 200 200 are pixel coordinates</text:p>
        </text:list-item>
        <text:list-item>
          <text:p text:style-name="P28">adb shell input swipe 0 0 200 200 // to open notification</text:p>
        </text:list-item>
        <text:list-item>
          <text:p text:style-name="P29">adb shell input swipe 300 300 -100 300 // to swipe notification bar to left</text:p>
          <text:p text:style-name="P17">To Install and Uninsatll app</text:p>
        </text:list-item>
        <text:list-item>
          <text:p text:style-name="P30">sudo adb install &lt;filename&gt; //sudo is optional</text:p>
        </text:list-item>
        <text:list-item>
          <text:p text:style-name="P30">sudo adb uninstall &lt;package name com....&gt; // first use adb shell pm list package -3 // list all third party apps that are install in device</text:p>
          <text:p text:style-name="P18">Notification Bar</text:p>
        </text:list-item>
        <text:list-item>
          <text:p text:style-name="P30">adb shell cmd statusbar expand-notifications</text:p>
        </text:list-item>
        <text:list-item>
          <text:p text:style-name="P30">adb shell cmd statusbar expand-<text:span text:style-name="T34">settings</text:span></text:p>
        </text:list-item>
        <text:list-item>
          <text:p text:style-name="P34">adb shell cmd statusbar collapse</text:p>
        </text:list-item>
        <text:list-item>
          <text:p text:style-name="P34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nherit" svg:font-family="inherit"/>
    <style:font-face style:name="ui-monospace" svg:font-family="ui-monospace, 'Cascadia Mono', 'Segoe UI Mono', 'Liberation Mono', Menlo, Monaco, Consolas, monospace"/>
    <style:font-face style:name="ui-monospace1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4T16:40:08.156643635</meta:creation-date>
    <dc:date>2021-10-07T14:46:27.691901333</dc:date>
    <meta:editing-duration>PT10H43M37S</meta:editing-duration>
    <meta:editing-cycles>29</meta:editing-cycles>
    <meta:generator>LibreOffice/6.4.7.2$Linux_X86_64 LibreOffice_project/40$Build-2</meta:generator>
    <meta:document-statistic meta:table-count="0" meta:image-count="0" meta:object-count="0" meta:page-count="5" meta:paragraph-count="189" meta:word-count="1286" meta:character-count="7360" meta:non-whitespace-character-count="6271"/>
  </office:meta>
</office:document-meta>
</file>